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Times New Roman" fo:font-size="6.80000019073486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table:formula="of:=AND([.A6]&gt;[.B6];[.A6]&gt;[.C6])" office:value-type="float" office:value="0">
            <text:p>0.00</text:p>
          </table:table-cell>
          <table:table-cell table:formula="of:=AND([.D5]&lt;[.D4];[.B6]&gt;[.A6];[.B6]&gt;[.C6])" office:value-type="float" office:value="0">
            <text:p>0.00</text:p>
          </table:table-cell>
          <table:table-cell table:style-name="ce1" table:formula="of:=AND([.C6]&gt;[.A6];[.C6]&gt;[.B6])" office:value-type="float" office:value="1">
            <text:p>1.00</text:p>
          </table:table-cell>
          <table:table-cell office:value-type="string">
            <text:p>TOTALS</text:p>
          </table:table-cell>
          <table:table-cell office:value-type="float" office:value="41">
            <text:p>41.00</text:p>
          </table:table-cell>
          <table:table-cell office:value-type="string">
            <text:p>Amount</text:p>
          </table:table-cell>
          <table:table-cell table:number-columns-repeated="1018"/>
        </table:table-row>
        <table:table-row table:style-name="ro1">
          <table:table-cell table:style-name="ce1" table:formula="of:=OR([.A6]&gt;[.B6];[.A6]&gt;[.C6])" office:value-type="float" office:value="0">
            <text:p>0.00</text:p>
          </table:table-cell>
          <table:table-cell table:style-name="ce1" table:formula="of:=OR([.B6]&gt;[.A6];[.B6]&gt;[.C6])" office:value-type="float" office:value="1">
            <text:p>1.00</text:p>
          </table:table-cell>
          <table:table-cell table:style-name="ce1" table:formula="of:=OR([.C6]&gt;[.A6];[.C6]&gt;[.B6])" office:value-type="float" office:value="1">
            <text:p>1.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float" office:value="2448">
            <text:p>2,448.00</text:p>
          </table:table-cell>
          <table:table-cell office:value-type="float" office:value="32940">
            <text:p>32,940.00</text:p>
          </table:table-cell>
          <table:table-cell office:value-type="float" office:value="36612">
            <text:p>36,612.00</text:p>
          </table:table-cell>
          <table:table-cell table:formula="of:=SUM([.A3:.C3])" office:value-type="float" office:value="72000">
            <text:p>72,000.00</text:p>
          </table:table-cell>
          <table:table-cell table:formula="of:=[.D3]/[.E1]" office:value-type="float" office:value="1756.09756097561">
            <text:p>1,756.10</text:p>
          </table:table-cell>
          <table:table-cell office:value-type="string">
            <text:p>Standard D</text:p>
          </table:table-cell>
          <table:table-cell table:number-columns-repeated="1018"/>
        </table:table-row>
        <table:table-row table:style-name="ro1">
          <table:table-cell table:formula="of:=[.A3]/[.$E$3]" office:value-type="float" office:value="1.394">
            <text:p>1.39</text:p>
          </table:table-cell>
          <table:table-cell table:formula="of:=[.B3]/[.$E$3]" office:value-type="float" office:value="18.7575">
            <text:p>18.76</text:p>
          </table:table-cell>
          <table:table-cell table:formula="of:=[.C3]/[.$E$3]" office:value-type="float" office:value="20.8485">
            <text:p>20.85</text:p>
          </table:table-cell>
          <table:table-cell table:formula="of:=SUM([.A4:.C4])" office:value-type="float" office:value="41">
            <text:p>41.00</text:p>
          </table:table-cell>
          <table:table-cell table:number-columns-repeated="1020"/>
        </table:table-row>
        <table:table-row table:style-name="ro1">
          <table:table-cell table:formula="of:=ROUNDDOWN([.A4])" office:value-type="float" office:value="1">
            <text:p>1.00</text:p>
          </table:table-cell>
          <table:table-cell table:formula="of:=ROUNDDOWN([.B4])" office:value-type="float" office:value="18">
            <text:p>18.00</text:p>
          </table:table-cell>
          <table:table-cell table:formula="of:=ROUNDDOWN([.C4])" office:value-type="float" office:value="20">
            <text:p>20.00</text:p>
          </table:table-cell>
          <table:table-cell table:formula="of:=SUM([.A5:.C5])" office:value-type="float" office:value="39">
            <text:p>39.00</text:p>
          </table:table-cell>
          <table:table-cell table:style-name="ce3" table:formula="of:=IF([.D5]&lt;[.D4];1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A4]-[.A5]" office:value-type="float" office:value="0.394">
            <text:p>0.39</text:p>
          </table:table-cell>
          <table:table-cell table:formula="of:=[.B4]-[.B5]" office:value-type="float" office:value="0.7575">
            <text:p>0.76</text:p>
          </table:table-cell>
          <table:table-cell table:formula="of:=[.C4]-[.C5]" office:value-type="float" office:value="0.848500000000001">
            <text:p>0.85</text:p>
          </table:table-cell>
          <table:table-cell table:number-columns-repeated="1021"/>
        </table:table-row>
        <table:table-row table:style-name="ro1">
          <table:table-cell table:formula="of:=IF([.A$1]=1;[.A$5]+1;[.A$5])" office:value-type="float" office:value="1">
            <text:p>1.00</text:p>
          </table:table-cell>
          <table:table-cell table:formula="of:=IF([.B$1]=1;[.B$5]+1;[.B$5])" office:value-type="float" office:value="18">
            <text:p>18.00</text:p>
          </table:table-cell>
          <table:table-cell table:formula="of:=IF([.C$1]=1;[.C$5]+1;[.C$5])" office:value-type="float" office:value="21">
            <text:p>21.00</text:p>
          </table:table-cell>
          <table:table-cell table:formula="of:=SUM([.A7:.C7])" office:value-type="float" office:value="40">
            <text:p>40.00</text:p>
          </table:table-cell>
          <table:table-cell table:style-name="ce3" table:formula="of:=IF([.D7]&lt;[.D4];1;0)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IF(AND([.$E$7]=1;[.A2]=1;[.A1]=0);[.A7]+1;[.A7])" office:value-type="float" office:value="1">
            <text:p>1.00</text:p>
          </table:table-cell>
          <table:table-cell table:formula="of:=IF(AND([.$E$7]=1;[.B2]=1;[.B1]=0);[.B7]+1;[.B7])" office:value-type="float" office:value="19">
            <text:p>19.00</text:p>
          </table:table-cell>
          <table:table-cell table:formula="of:=IF(AND([.$E$7]=1;[.C2]=1;[.C1]=0);[.C7]+1;[.C7])" office:value-type="float" office:value="21">
            <text:p>21.00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06/28/2020</text:date>, <text:time>17:5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zenthlay Warren</meta:initial-creator>
    <meta:creation-date>2020-06-28T16:27:57.31</meta:creation-date>
    <dc:date>2020-06-28T17:55:47.29</dc:date>
    <dc:creator>Hyzenthlay Warren</dc:creator>
    <meta:editing-duration>PT57M2S</meta:editing-duration>
    <meta:editing-cycles>2</meta:editing-cycles>
    <meta:generator>OpenOffice/4.1.6$Win32 OpenOffice.org_project/416m1$Build-9790</meta:generator>
    <meta:document-statistic meta:table-count="3" meta:cell-count="35" meta:object-count="0"/>
  </office:meta>
</office:document-meta>
</file>